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Times New Roman" fo:font-size="12pt" officeooo:rsid="0010da53" officeooo:paragraph-rsid="0010da53" style:font-size-asian="12pt" style:font-size-complex="12p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0da53" style:text-blinking="false" fo:background-color="transparent" style:font-size-asian="12pt" style:font-size-complex="12p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222222" style:text-line-through-style="none" style:text-line-through-type="none" style:font-name="Times New Roman" fo:font-size="12pt" fo:font-style="normal" style:text-underline-style="none" fo:font-weight="bold" style:text-blinking="false" fo:background-color="#ffffff" style:font-size-asian="12pt" style:font-size-complex="12p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222222"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9" style:family="paragraph" style:parent-style-name="Text_20_body">
      <style:paragraph-properties fo:margin-top="0in" fo:margin-bottom="0in" loext:contextual-spacing="false" fo:line-height="138%" style:writing-mode="lr-tb"/>
      <style:text-properties style:font-name="Times New Roman" fo:font-size="12pt" style:font-size-asian="12pt" style:font-size-complex="12pt"/>
    </style:style>
    <style:style style:name="P10" style:family="paragraph" style:parent-style-name="Text_20_body">
      <style:paragraph-properties fo:margin-left="0in" fo:margin-right="0in" fo:margin-top="0in" fo:margin-bottom="0in" loext:contextual-spacing="false" fo:line-height="138%" fo:text-indent="0.5in" style:auto-text-indent="false" style:writing-mode="lr-tb"/>
    </style:style>
    <style:style style:name="P11"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222222"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2"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style:font-size-asian="12pt" style:font-size-complex="12pt"/>
    </style:style>
    <style:style style:name="P13"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Times New Roman" fo:font-size="12pt" style:font-size-asian="12pt" style:font-size-complex="12pt"/>
    </style:style>
    <style:style style:name="P14"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Times New Roman" fo:font-size="12pt" officeooo:paragraph-rsid="0010da53" style:font-size-asian="12pt" style:font-size-complex="12pt"/>
    </style:style>
    <style:style style:name="P15"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6" style:family="paragraph" style:parent-style-name="Text_20_body">
      <style:paragraph-properties fo:margin-left="0.5in" fo:margin-right="0in" fo:margin-top="0in" fo:margin-bottom="0in" loext:contextual-spacing="false" fo:line-height="138%" fo:text-indent="0in" style:auto-text-indent="false" style:writing-mode="lr-tb"/>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1529b6" style:text-blinking="false" fo:background-color="transparent" loext:char-shading-value="0"/>
    </style:style>
    <style:style style:name="T4"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6" style:family="text">
      <style:text-properties fo:font-variant="normal" fo:text-transform="none" fo:color="#222222" style:text-line-through-style="none" style:text-line-through-type="none" fo:font-style="normal" style:text-underline-style="none" fo:font-weight="normal" style:text-blinking="false" fo:background-color="transparent" loext:char-shading-value="0"/>
    </style:style>
    <style:style style:name="T7" style:family="text">
      <style:text-properties fo:font-variant="normal" fo:text-transform="none" fo:color="#222222" style:text-line-through-style="none" style:text-line-through-type="none" fo:font-style="italic" style:text-underline-style="none" fo:font-weight="normal" style:text-blinking="false" fo:background-color="transparent" loext:char-shading-value="0"/>
    </style:style>
    <style:style style:name="T8" style:family="text">
      <style:text-properties fo:font-variant="normal" fo:text-transform="none" fo:color="#222222"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9" style:family="text">
      <style:text-properties fo:font-variant="normal" fo:text-transform="none" fo:color="#1155cc"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0" style:family="text">
      <style:text-properties officeooo:rsid="001265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a06f915f-967b-0492-1ccd-7953e48dde05"/>Elevated carbon dioxide concentration impact on brassica rapa biomass and leaf growth</text:p>
      <text:p text:style-name="P2"/>
      <text:p text:style-name="P2"/>
      <text:p text:style-name="P3">Abstract:</text:p>
      <text:p text:style-name="P3"/>
      <text:p text:style-name="P3"/>
      <text:p text:style-name="P3"/>
      <text:p text:style-name="P3"/>
      <text:p text:style-name="P4">Introduction</text:p>
      <text:p text:style-name="P9"><text:span text:style-name="T2">Our study aims to investigate the impact of increasing atmospheric CO2</text:span><text:span text:style-name="T1"> </text:span><text:span text:style-name="T2">concentrations on the growth of C3 plants. This question is of particular interest due to the recent rise of carbon dioxide beginning in the 19th century industrial revolution and continuing into modern day. The UN Intergovernmental Panel on Climate Change (IPCC) predicts atmospheric carbon dioxide concentration to reach 500-600 ppm by 2050, with some models predicting levels as high as 900 ppm by 2100. Investigations into organismal response to predicted rises in CO2 levels are vital in order to reasonably prepare for human adaptation to these drastic environmental changes. Of particular importance is the response of plants, organisms which not only fix inorganic carbon but also support the vast majority of heterotrophic organisms. We will investigate the impact of rising carbon dioxide levels using </text:span><text:span text:style-name="T4">Brassica rapa</text:span><text:span text:style-name="T1"> </text:span><text:span text:style-name="T2">seedlings.</text:span></text:p>
      <text:p text:style-name="P2"/>
      <text:p text:style-name="P9"><text:span text:style-name="T2">We wanted to know how photosynthetic carbon fixation is affected by increased [CO2] under constant temperature and lighting. Previous studies have found increased [CO2] promotes plant growth: Omer and Horvath (1989) found greatest biomass increase in response to increased [CO2] at 25°C, while Ackerly et al. (1992) found an increase in leaf initiation rate in response to increased [CO2]. Kimball (1980) showed a biomass increase of 10-143% in C3 crops when [CO2] was doubled. Based on these results, we hypothesized that photosynthetic carbon fixation would increase under increased [CO2]. To test this, we measured leaf production, area and plant total dry biomass were affected in </text:span><text:span text:style-name="T4">Brassica rapa </text:span><text:span text:style-name="T2">by increased [CO2] under constant temperature and lighting using two groups: a control group at </text:span><text:span text:style-name="T3">[CO2]</text:span><text:span text:style-name="T2"> of 400 ppm and a </text:span><text:span text:style-name="T3">treatment</text:span><text:span text:style-name="T2"> group at </text:span><text:span text:style-name="T3">[CO2] </text:span><text:span text:style-name="T2">800 ppm, all at 25 °C. We predict that the treatment group would have a higher o exhibit more growth through a greater total biomass and a greater number of leaves. We additionally expect the increased leaf growth in the elevated group to result in a greater percent biomass above-ground than the ambient group. </text:span></text:p>
      <text:p text:style-name="P2"/>
      <text:p text:style-name="P9"><text:soft-page-break/><text:span text:style-name="T2">Under a carbon enriched atmosphere, plants will have excess CO2</text:span><text:span text:style-name="T1"> </text:span><text:span text:style-name="T2">inputs for photosynthesis and increased water-use efficiency. With excess atmospheric carbon, plants are able to vary stomatal dilation and stomatal index in order to most efficiently utilize available carbon while retaining necessary water. </text:span></text:p>
      <text:p text:style-name="P2"/>
      <text:p text:style-name="P4">Methods</text:p>
      <text:p text:style-name="P9"><text:span text:style-name="T2">The study was conducted over a period of 13 days. We grew two groups (n=12) of turnip seeds at an ambient [CO2] of 400 ppm and a treatment [CO2] of 800 ppm. Both groups were held at a constant temperature of 25 °C with a 24-hour lightsource for the duration of the experiment. Planting quads were filled ½ full with moist planting media. Media was then tamped down, and three Osmocote fertilizer pellets were planted, after which more media was added and tamped down until the quads were ½ full again. More planting media was added until the soil was 1 cm from the top, then 1 </text:span><text:span text:style-name="T4">Brassica rapa</text:span><text:span text:style-name="T1"> </text:span><text:span text:style-name="T2">seed was planted in the middle of each quad cell 2-4 mm beneath the surface of the soil. Quads were be labelled as cells 1-12, and marked “control” or “treatment”. </text:span></text:p>
      <text:p text:style-name="P2"/>
      <text:p text:style-name="P5">Quads were be watered twice daily from 9/26 through 9/30 and watered once daily from 10/1 through 10/<text:span text:style-name="T10">8</text:span>. Leaf number, leaf size, biomass and biomass allocation were measured for each plant and averaged on 10/<text:span text:style-name="T10">8</text:span>. Leaf size was determined by measuring the width and length of the two largest leaves on each plant. </text:p>
      <text:p text:style-name="P2"/>
      <text:p text:style-name="P5">Statistical analysis was conducted on 21 of the 24 plants (3 did not germinate--2 of the treatment group and 1 of the control group). A t-test at a 95% confidence interval was used to determine if variation of biomass and leaf properties between the treatment and control groups exceeds that of variation within groups. </text:p>
      <text:p text:style-name="P2"/>
      <text:p text:style-name="P7">References:</text:p>
      <text:p text:style-name="P2"/>
      <text:p text:style-name="P5">Ackerly, D., Coleman, J., Morse, S., &amp; Bazzaz, F. (1992). CO_2 and temperature effects on</text:p>
      <text:p text:style-name="P13"><text:span text:style-name="T2">leaf area production in two annual plant species. </text:span><text:span text:style-name="T4">Ecology,</text:span><text:span text:style-name="T1"> </text:span><text:span text:style-name="T4">73</text:span><text:span text:style-name="T2">(4), 1260-1269. Doi:1.</text:span></text:p>
      <text:p text:style-name="P15">Retrieved from http://www.jstor.org/stable/1940674 doi:1</text:p>
      <text:p text:style-name="P2"/>
      <text:p text:style-name="P8">Blagodatskaya, E., Blagodatsky, S., Dorodnikov, M., &amp; Kuzyakov, Y. (2010). Elevated</text:p>
      <text:p text:style-name="P11">atmospheric CO2 increases microbial growth rates in soil: results of three CO2</text:p>
      <text:p text:style-name="P13"><text:span text:style-name="T6">enrichment experiments. </text:span><text:span text:style-name="T7">Global Change Biology</text:span><text:span text:style-name="T6">, </text:span><text:span text:style-name="T7">16</text:span><text:span text:style-name="T6">(2),</text:span></text:p>
      <text:p text:style-name="P16"><text:soft-page-break/><text:span text:style-name="T8">836-848.</text:span><text:a xlink:type="simple" xlink:href="http://www.environmentportal.in/files/The%20impact%20of%20global%20elevated%20CO2.pdf" text:style-name="Internet_20_link" text:visited-style-name="Visited_20_Internet_20_Link"><text:span text:style-name="T9">http://www.environmentportal.in/files/The%20impact%20of%20global%20elevated%20CO2.pdf</text:span></text:a></text:p>
      <text:p text:style-name="P2"/>
      <text:p text:style-name="P5">St. Omer, L., &amp; Hovath, S. (1983). Elevated carbon dioxide concentrations and whole plant</text:p>
      <text:p text:style-name="P13"><text:span text:style-name="T2">senescence. </text:span><text:span text:style-name="T4">Ecology,</text:span><text:span text:style-name="T1"> </text:span><text:span text:style-name="T4">64</text:span><text:span text:style-name="T2">(5), 1311-1314. doi:1. Retrieved from</text:span></text:p>
      <text:p text:style-name="P10"><text:a xlink:type="simple" xlink:href="http://www.jstor.org/stable/1937842" text:style-name="Internet_20_link" text:visited-style-name="Visited_20_Internet_20_Link"><text:span text:style-name="T5">http://www.jstor.org/stable/1937842</text:span></text:a></text:p>
      <text:p text:style-name="P12"/>
      <text:p text:style-name="P6">Kimball, B. A., Carbon dioxide and agricultural yield: An assemblage and analysis of 430 prior</text:p>
      <text:p text:style-name="P14"><text:span text:style-name="T1">  </text:span><text:span text:style-name="T2">observations. </text:span><text:span text:style-name="T4">Argon. J., </text:span><text:span text:style-name="T2">1980, 75, 779-788</text:span></text:p>
      <text:p text:style-name="P10"><text:a xlink:type="simple" xlink:href="http://naldc.nal.usda.gov/download/53689/PDF" text:style-name="Internet_20_link" text:visited-style-name="Visited_20_Internet_20_Link"><text:span text:style-name="T9">http://naldc.nal.usda.gov/download/53689/PDF</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15:13:53.371036000</meta:creation-date>
    <dc:date>2016-10-10T13:23:50.836797000</dc:date>
    <meta:editing-duration>PT22H41M27S</meta:editing-duration>
    <meta:editing-cycles>4</meta:editing-cycles>
    <meta:generator>LibreOffice/5.2.1.2$MacOSX_X86_64 LibreOffice_project/31dd62db80d4e60af04904455ec9c9219178d620</meta:generator>
    <meta:document-statistic meta:table-count="0" meta:image-count="0" meta:object-count="0" meta:page-count="3" meta:paragraph-count="24" meta:word-count="735" meta:character-count="4778" meta:non-whitespace-character-count="4061"/>
  </office:meta>
</office:document-meta>
</file>